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65mm"/>
    </style:style>
    <style:style style:name="co2" style:family="table-column">
      <style:table-column-properties fo:break-before="auto" style:column-width="62.97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136mm"/>
    </style:style>
    <style:style style:name="co5" style:family="table-column">
      <style:table-column-properties fo:break-before="auto" style:column-width="60.0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99.99mm"/>
    </style:style>
    <style:style style:name="co8" style:family="table-column">
      <style:table-column-properties fo:break-before="auto" style:column-width="136.4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mm"/>
      <style:text-properties style:font-name="Arial"/>
    </style:style>
    <style:style style:name="ce3" style:family="table-cell" style:parent-style-name="Default" style:data-style-name="N10000">
      <style:table-cell-properties style:diagonal-bl-tr="none" style:diagonal-tl-br="none" fo:wrap-option="wrap" fo:border="none" style:vertical-align="top"/>
    </style:style>
    <style:style style:name="ce4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BE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00">
      <style:table-cell-properties style:diagonal-bl-tr="none" style:diagonal-tl-br="none" fo:wrap-option="wrap" fo:border="none" style:vertical-align="middle"/>
      <style:text-properties style:font-name="Arial"/>
    </style:style>
    <style:style style:name="ce7" style:family="table-cell" style:parent-style-name="Default">
      <style:table-cell-properties fo:border="none" style:vertical-align="middle"/>
      <style:text-properties style:font-name="Arial"/>
    </style:style>
    <style:style style:name="ce8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font-name="Arial"/>
    </style:style>
    <style:style style:name="ce9" style:family="table-cell" style:parent-style-name="Default">
      <style:table-cell-properties fo:border="none" style:vertical-align="top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font-name="Arial"/>
    </style:style>
    <style:style style:name="ce13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8.64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8.0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en" style:country-asian="US" style:font-style-asian="normal" style:font-weight-asian="normal" style:font-family-complex="'Lohit Hindi'" style:font-family-generic-complex="system" style:font-pitch-complex="variabl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en" style:country-asian="US" style:font-style-asian="normal" style:font-weight-asian="normal" style:font-family-complex="'Lohit Hindi'" style:font-family-generic-complex="system" style:font-pitch-complex="variabl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Liberation Sans" fo:font-size="6pt" fo:font-weight="bold" style:text-underline-style="none" style:text-underline-color="font-color" style:text-line-through-type="none" fo:font-style="normal" style:text-outline="false" fo:text-shadow="none" style:text-line-through-mode="continuous" fo:country="BE" style:country-asian="US" style:country-complex="US" style:font-name-asian="DejaVu Sans" style:font-name-complex="DejaVu Sans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ar utilisateu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006" table:default-cell-style-name="ce3"/>
        <table:table-column table:style-name="co6" table:number-columns-repeated="10" table:default-cell-style-name="ce9"/>
        <table:table-column table:style-name="co6" table:number-columns-repeated="2" table:default-cell-style-name="ce10"/>
        <table:table-row table:style-name="ro1"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Groupes</text:p>
          </table:table-cell>
          <table:table-cell table:style-name="ce5" office:value-type="string" calcext:value-type="string">
            <text:p>Dernière connexion </text:p>
            <text:p><text:span text:style-name="T6">(année-mois-jour heure:minute)</text:span></text:p>
          </table:table-cell>
          <table:table-cell table:style-name="ce5" office:value-type="string" calcext:value-type="string">
            <text:p>Avant-dernière connexion</text:p>
            <text:p><text:span text:style-name="T7">(année-mois-jour heure:minute)</text:span></text:p>
          </table:table-cell>
          <table:table-cell table:style-name="ce6" table:number-columns-repeated="1006"/>
          <table:table-cell table:style-name="ce7" table:number-columns-repeated="12"/>
        </table:table-row>
        <table:table-row table:style-name="ro2">
          <table:table-cell table:style-name="ce2" table:formula="of:=&quot;user.getId()&quot;" office:value-type="string" office:string-value="user.getId()" calcext:value-type="string">
            <office:annotation draw:style-name="gr1" draw:text-style-name="P2" svg:width="28.99mm" svg:height="25.77mm" svg:x="22.7mm" svg:y="51.45mm" draw:caption-point-x="32.85mm" draw:caption-point-y="-44mm">
              <dc:date>2021-05-27T00:00:00</dc:date>
              <text:p text:style-name="P1"><text:span text:style-name="T1">do row for user in portal.portal_membership.searchForMembers()</text:span></text:p>
            </office:annotation>
            <text:p>user.getId()</text:p>
          </table:table-cell>
          <table:table-cell table:style-name="ce4" table:formula="of:=&quot;user.getProperty('fullname')&quot;" office:value-type="string" office:string-value="user.getProperty('fullname')" calcext:value-type="string">
            <text:p>user.getProperty('fullname')</text:p>
          </table:table-cell>
          <table:table-cell table:style-name="ce4" table:formula="of:=&quot;user.getProperty('email')&quot;" office:value-type="string" office:string-value="user.getProperty('email')" calcext:value-type="string">
            <text:p>user.getProperty('email')</text:p>
          </table:table-cell>
          <table:table-cell table:style-name="ce4">
            <office:annotation draw:style-name="gr2" draw:text-style-name="P4" svg:width="214.29mm" svg:height="10.64mm" svg:x="105.66mm" svg:y="29.7mm" draw:caption-point-x="228.84mm" draw:caption-point-y="-22.25mm">
              <dc:date>2021-05-27T00:00:00</dc:date>
              <text:p text:style-name="P3"><text:span text:style-name="T2">do cell</text:span></text:p>
              <text:p text:style-name="P3"><text:span text:style-name="T2">from+ text(</text:span><text:span text:style-name="T3">'\n'.join([portal.portal_groups.getGroupById(id).getGroupTitleOrName() for id in </text:span><text:span text:style-name="T3">user.getGroups()])</text:span><text:span text:style-name="T2">)</text:span></text:p>
            </office:annotation>
          </table:table-cell>
          <table:table-cell table:style-name="ce4" table:formula="of:=&quot;user.getProperty('login_time').strftime('%Y-%m-%d %H:%M')&quot;" office:value-type="string" office:string-value="user.getProperty('login_time').strftime('%Y-%m-%d %H:%M')" calcext:value-type="string">
            <text:p>user.getProperty('login_time').strftime('%Y-%m-%d %H:%M')</text:p>
          </table:table-cell>
          <table:table-cell table:style-name="ce4" table:formula="of:=&quot;user.getProperty('last_login_time').strftime('%Y-%m-%d %H:%M')&quot;" office:value-type="string" office:string-value="user.getProperty('last_login_time').strftime('%Y-%m-%d %H:%M')" calcext:value-type="string">
            <text:p>user.getProperty('last_login_time').strftime('%Y-%m-%d %H:%M')</text:p>
          </table:table-cell>
          <table:table-cell table:style-name="ce2" table:number-columns-repeated="1006"/>
          <table:table-cell table:style-name="ce8" table:number-columns-repeated="1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 groupe" table:style-name="ta1">
        <table:table-column table:style-name="co7" table:default-cell-style-name="ce3"/>
        <table:table-column table:style-name="co8" table:default-cell-style-name="ce3"/>
        <table:table-column table:style-name="co6" table:number-columns-repeated="1022" table:default-cell-style-name="Default"/>
        <table:table-row table:style-name="ro4">
          <table:table-cell table:style-name="ce11" office:value-type="string" calcext:value-type="string">
            <text:p>Groupe</text:p>
          </table:table-cell>
          <table:table-cell table:style-name="ce11" office:value-type="string" calcext:value-type="string">
            <text:p>Utilisateurs</text:p>
          </table:table-cell>
          <table:table-cell table:style-name="ce14" table:number-columns-repeated="1022"/>
        </table:table-row>
        <table:table-row table:style-name="ro3">
          <table:table-cell table:style-name="ce12" table:formula="of:=&quot;group.getGroupTitleOrName()&quot;" office:value-type="string" office:string-value="group.getGroupTitleOrName()" calcext:value-type="string">
            <office:annotation office:display="true" draw:style-name="gr3" draw:text-style-name="P2" svg:width="149.89mm" svg:height="10.01mm" svg:x="17.12mm" svg:y="79.48mm" draw:caption-point-x="182.76mm" draw:caption-point-y="-74.09mm">
              <dc:date>2021-05-27T00:00:00</dc:date>
              <text:p text:style-name="P5"><text:span text:style-name="T1">do row for group_id in portal.portal_groups.getGroupIds()</text:span></text:p>
              <text:p text:style-name="P5"><text:span text:style-name="T1">with group=c</text:span><text:span text:style-name="T4">ontext.aq_parent.portal_groups.getGroupById(group_id)</text:span></text:p>
            </office:annotation>
            <text:p>group.getGroupTitleOrName()</text:p>
          </table:table-cell>
          <table:table-cell table:style-name="ce13">
            <office:annotation office:display="true" draw:style-name="gr2" draw:text-style-name="P4" svg:width="214.29mm" svg:height="13.86mm" svg:x="196.07mm" svg:y="43.86mm" draw:caption-point-x="140.22mm" draw:caption-point-y="-38.47mm">
              <dc:date>2021-05-27T00:00:00</dc:date>
              <text:p text:style-name="P6"><text:span text:style-name="T2">do cell</text:span></text:p>
              <text:p text:style-name="P6"><text:span text:style-name="T2">from+ text(</text:span><text:span text:style-name="T3">'\n'.join([member.id + " - " + (member.getProperty('fullname'</text:span><text:span text:style-name="T3">) or </text:span><text:span text:style-name="T5">member.getProperty('title')</text:span><text:span text:style-name="T3">) for member in group.getGroupMembers()])</text:span><text:span text:style-name="T2">)</text:span></text:p>
            </office:annotation>
          </table:table-cell>
          <table:table-cell table:style-name="ce14"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 utilisateur'.A1:'Par utilisateur'.F1048576" table:display-filter-buttons="true" table:orientation="column"/>
        <table:database-range table:name="__Anonymous_Sheet_DB__1" table:target-range-address="'Par groupe'.A1:'Par groupe'.B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5-27">00/00/0000</text:date></text:span><text:span text:style-name="MT1">, </text:span><text:span text:style-name="MT1"><text:time style:data-style-name="N2" text:time-value="16:50:38.97721948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21-05-27T17:10:17.364608837</dc:date>
    <meta:editing-duration>PT11H8M27S</meta:editing-duration>
    <meta:editing-cycles>116</meta:editing-cycles>
    <meta:generator>LibreOffice/5.1.6.2$Linux_X86_64 LibreOffice_project/10m0$Build-2</meta:generator>
    <meta:document-statistic meta:table-count="2" meta:cell-count="14" meta:object-count="0"/>
  </office:meta>
</office:document-meta>
</file>